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4" style:family="paragraph" style:parent-style-name="Normal">
      <style:paragraph-properties fo:margin-top="0cm" fo:margin-bottom="0cm" style:contextual-spacing="false"/>
      <style:text-properties fo:color="#000000" loext:opacity="100%" fo:font-size="12.5pt" fo:font-weight="bold" style:font-size-asian="12.5pt" style:font-weight-asian="bold" style:font-size-complex="12.5pt"/>
    </style:style>
    <style:style style:name="P5" style:family="paragraph" style:parent-style-name="Normal">
      <style:text-properties fo:color="#000000" loext:opacity="100%" fo:font-size="12.5pt" fo:font-weight="bold" officeooo:paragraph-rsid="00213325" style:font-size-asian="12.5pt" style:font-weight-asian="bold" style:font-name-complex="Calibri1" style:font-size-complex="12.5pt" style:font-weight-complex="bold"/>
    </style:style>
    <style:style style:name="P6" style:family="paragraph" style:parent-style-name="Normal">
      <style:text-properties fo:color="#000000" loext:opacity="100%" fo:font-size="12.5pt" style:font-size-asian="12.5pt" style:font-size-complex="12.5pt"/>
    </style:style>
    <style:style style:name="P7" style:family="paragraph" style:parent-style-name="Normal">
      <style:paragraph-properties fo:margin-top="0cm" fo:margin-bottom="0cm" style:contextual-spacing="false"/>
      <style:text-properties fo:color="#000000" loext:opacity="100%" fo:font-size="12.5pt" style:font-size-asian="12.5pt" style:font-size-complex="12.5pt"/>
    </style:style>
    <style:style style:name="P8" style:family="paragraph" style:parent-style-name="Normal">
      <style:text-properties fo:color="#000000" loext:opacity="100%" fo:font-size="12.5pt" officeooo:paragraph-rsid="002a98d0" style:font-size-asian="12.5pt" style:font-size-complex="12.5pt"/>
    </style:style>
    <style:style style:name="P9" style:family="paragraph" style:parent-style-name="Standard">
      <style:paragraph-properties fo:margin-top="0cm" fo:margin-bottom="0cm" style:contextual-spacing="false" fo:orphans="0" fo:widows="0"/>
      <style:text-properties fo:color="#000000" loext:opacity="100%"/>
    </style:style>
    <style:style style:name="P10"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Calibri1" fo:font-size="12.5pt" fo:font-weight="bold" style:font-size-asian="12.5pt" style:font-weight-asian="bold" style:font-name-complex="Calibri" style:font-size-complex="12.5pt" style:font-weight-complex="bold"/>
    </style:style>
    <style:style style:name="P11"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Calibri1" fo:font-size="12.5pt" style:font-size-asian="12.5pt" style:font-name-complex="Calibri" style:font-size-complex="12.5pt"/>
    </style:style>
    <style:style style:name="P12" style:family="paragraph" style:parent-style-name="List_20_Paragraph">
      <style:text-properties fo:color="#000000" loext:opacity="100%"/>
    </style:style>
    <style:style style:name="P13" style:family="paragraph" style:parent-style-name="Normal">
      <style:text-properties fo:color="#000000" loext:opacity="100%"/>
    </style:style>
    <style:style style:name="P14"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5"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6" style:family="paragraph" style:parent-style-name="Normal_20__28_Web_29_">
      <style:paragraph-properties fo:margin-left="0cm" fo:margin-right="0cm" fo:margin-top="0cm" fo:margin-bottom="0.212cm" style:contextual-spacing="false" fo:orphans="0" fo:widows="0" fo:text-indent="0cm" style:auto-text-indent="false" style:writing-mode="lr-tb">
        <style:tab-stops/>
      </style:paragraph-properties>
      <style:text-properties fo:color="#000000" loext:opacity="100%" style:font-name="Arial1" style:font-name-complex="Arial"/>
    </style:style>
    <style:style style:name="P17"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fo:color="#000000" loext:opacity="100%" style:font-name="Arial1" style:font-name-complex="Arial"/>
    </style:style>
    <style:style style:name="P18" style:family="paragraph" style:parent-style-name="TOC_20_1">
      <style:paragraph-properties>
        <style:tab-stops>
          <style:tab-stop style:position="15.903cm" style:type="right" style:leader-style="dotted" style:leader-text="."/>
        </style:tab-stops>
      </style:paragraph-properties>
    </style:style>
    <style:style style:name="P19" style:family="paragraph" style:parent-style-name="TOC_20_2">
      <style:paragraph-properties>
        <style:tab-stops>
          <style:tab-stop style:position="15.515cm" style:type="right" style:leader-style="dotted" style:leader-text="."/>
        </style:tab-stops>
      </style:paragraph-properties>
    </style:style>
    <style:style style:name="P20" style:family="paragraph" style:parent-style-name="List_20_Paragraph">
      <style:paragraph-properties fo:margin-left="0cm" fo:margin-right="0cm" fo:text-indent="0cm" style:auto-text-indent="false">
        <style:tab-stops/>
      </style:paragraph-properties>
    </style:style>
    <style:style style:name="P21" style:family="paragraph" style:parent-style-name="Normal">
      <style:paragraph-properties fo:margin-top="0cm" fo:margin-bottom="0cm" style:contextual-spacing="false"/>
    </style:style>
    <style:style style:name="P22"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style>
    <style:style style:name="P23" style:family="paragraph" style:parent-style-name="Normal_20__28_Web_29_">
      <style:paragraph-properties fo:margin-left="0cm" fo:margin-right="0cm" fo:margin-top="0.423cm" fo:margin-bottom="0.212cm" style:contextual-spacing="false" fo:text-indent="0cm" style:auto-text-indent="false" style:vertical-align="baseline" style:writing-mode="lr-tb"/>
    </style:style>
    <style:style style:name="P24" style:family="paragraph" style:parent-style-name="TOC_20_Heading">
      <style:text-properties fo:color="#000000" loext:opacity="100%"/>
    </style:style>
    <style:style style:name="P25" style:family="paragraph" style:parent-style-name="Standard">
      <style:paragraph-properties fo:margin-left="0cm" fo:margin-right="0cm" fo:text-indent="0cm" style:auto-text-indent="false" style:writing-mode="lr-tb"/>
      <style:text-properties fo:color="#000000" loext:opacity="100%" fo:font-size="12.5pt" style:font-size-asian="12.5pt" style:font-size-complex="12.5pt"/>
    </style:style>
    <style:style style:name="P26" style:family="paragraph" style:parent-style-name="Heading_20_1">
      <style:text-properties fo:color="#000000" loext:opacity="100%"/>
    </style:style>
    <style:style style:name="P27" style:family="paragraph" style:parent-style-name="Heading_20_1">
      <style:paragraph-properties fo:margin-top="0cm" fo:margin-bottom="0.212cm" style:contextual-spacing="false" fo:text-align="justify" style:justify-single-word="false" fo:keep-together="auto" fo:hyphenation-ladder-count="no-limit" fo:keep-with-next="auto"/>
      <style:text-properties fo:color="#000000" loext:opacity="100%" style:font-name="Calibri" fo:font-size="13pt" officeooo:paragraph-rsid="001e6af5" style:font-size-asian="13pt" style:font-name-complex="Calibri2" style:font-size-complex="13pt" fo:hyphenate="true" fo:hyphenation-remain-char-count="2" fo:hyphenation-push-char-count="2" loext:hyphenation-no-caps="false" loext:hyphenation-no-last-word="false" loext:hyphenation-word-char-count="5" loext:hyphenation-zone="no-limit"/>
    </style:style>
    <style:style style:name="P28" style:family="paragraph" style:parent-style-name="Heading_20_1">
      <style:paragraph-properties fo:margin-left="0cm" fo:margin-right="0cm" fo:margin-top="0cm" fo:margin-bottom="0.212cm" style:contextual-spacing="false" fo:text-align="justify" style:justify-single-word="false" fo:text-indent="0cm" style:auto-text-indent="false" style:writing-mode="lr-tb"/>
      <style:text-properties fo:color="#000000" loext:opacity="100%" style:font-name="Calibri1" fo:font-size="13pt" style:font-size-asian="13pt" style:font-name-complex="Calibri" style:font-size-complex="13pt"/>
    </style:style>
    <style:style style:name="P29" style:family="paragraph" style:parent-style-name="Heading_20_2">
      <style:text-properties fo:color="#000000" loext:opacity="100%"/>
    </style:style>
    <style:style style:name="P30" style:family="paragraph" style:parent-style-name="Heading_20_2">
      <style:text-properties fo:color="#000000" loext:opacity="100%" style:font-name="Calibri1" fo:font-size="12.5pt" fo:font-weight="bold" officeooo:paragraph-rsid="002114cd" style:font-name-asian="Calibri1" style:font-size-asian="12.5pt" style:font-weight-asian="bold" style:font-name-complex="Calibri1" style:font-size-complex="12.5pt" style:font-weight-complex="bold"/>
    </style:style>
    <style:style style:name="P31" style:family="paragraph" style:parent-style-name="Heading_20_2">
      <style:text-properties fo:color="#000000" loext:opacity="100%" officeooo:rsid="00374565" officeooo:paragraph-rsid="0025a079"/>
    </style:style>
    <style:style style:name="P32" style:family="paragraph" style:parent-style-name="List_20_Paragraph" style:list-style-name="L1"/>
    <style:style style:name="P33" style:family="paragraph" style:parent-style-name="List_20_Paragraph" style:list-style-name="L2"/>
    <style:style style:name="P34" style:family="paragraph" style:parent-style-name="List_20_Paragraph" style:list-style-name="L4">
      <style:text-properties officeooo:paragraph-rsid="0010f035"/>
    </style:style>
    <style:style style:name="P35" style:family="paragraph" style:parent-style-name="List_20_Paragraph" style:list-style-name="L5"/>
    <style:style style:name="P36" style:family="paragraph" style:parent-style-name="List_20_Paragraph" style:list-style-name="L6">
      <style:text-properties fo:color="#000000" loext:opacity="100%" fo:font-size="12.5pt" style:font-size-asian="12.5pt" style:font-size-complex="12.5pt"/>
    </style:style>
    <style:style style:name="P37" style:family="paragraph" style:parent-style-name="List_20_Paragraph" style:list-style-name="L8">
      <style:text-properties fo:color="#000000" loext:opacity="100%" fo:font-size="12.5pt" style:font-size-asian="12.5pt" style:font-size-complex="12.5pt"/>
    </style:style>
    <style:style style:name="P38" style:family="paragraph" style:parent-style-name="List_20_Paragraph" style:list-style-name="L9">
      <style:text-properties fo:color="#000000" loext:opacity="100%" fo:font-size="12.5pt" style:font-size-asian="12.5pt" style:font-size-complex="12.5pt"/>
    </style:style>
    <style:style style:name="P39" style:family="paragraph" style:parent-style-name="List_20_Paragraph" style:list-style-name="L7"/>
    <style:style style:name="P40" style:family="paragraph" style:parent-style-name="List_20_Paragraph" style:list-style-name="L8"/>
    <style:style style:name="P41"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42" style:family="paragraph" style:parent-style-name="Normal" style:list-style-name="L3"/>
    <style:style style:name="P43" style:family="paragraph" style:parent-style-name="Normal_20__28_Web_29_" style:list-style-name="WWNum15">
      <style:paragraph-properties fo:margin-top="0.423cm" fo:margin-bottom="0cm" style:contextual-spacing="false" fo:text-align="justify" style:justify-single-word="false" style:vertical-align="baseline"/>
      <style:text-properties fo:color="#000000" loext:opacity="100%" style:font-name="Calibri" fo:font-size="12.5pt" officeooo:paragraph-rsid="001e6af5" style:font-size-asian="12.5pt" style:font-name-complex="Calibri2" style:font-size-complex="12.5pt"/>
    </style:style>
    <style:style style:name="P44" style:family="paragraph" style:parent-style-name="Normal_20__28_Web_29_" style:list-style-name="WWNum15">
      <style:paragraph-properties fo:margin-top="0cm" fo:margin-bottom="0cm" style:contextual-spacing="false" fo:text-align="justify" style:justify-single-word="false" style:vertical-align="baseline"/>
      <style:text-properties fo:color="#000000" loext:opacity="100%" style:font-name="Calibri" fo:font-size="12.5pt" officeooo:paragraph-rsid="001e6af5" style:font-size-asian="12.5pt" style:font-name-complex="Calibri2" style:font-size-complex="12.5pt"/>
    </style:style>
    <style:style style:name="T1" style:family="text">
      <style:text-properties fo:color="#000000" loext:opacity="100%" style:font-name="Arial1" fo:font-size="10pt" style:font-size-asian="10pt" style:font-name-complex="Arial1"/>
    </style:style>
    <style:style style:name="T2" style:family="text">
      <style:text-properties fo:color="#000000" loext:opacity="100%" style:font-name="Arial1" fo:font-size="10pt" style:font-size-asian="10pt" style:font-name-complex="Arial1" style:font-size-complex="12.5pt" style:font-weight-complex="bold"/>
    </style:style>
    <style:style style:name="T3" style:family="text">
      <style:text-properties fo:color="#000000" loext:opacity="100%" style:font-name="Arial1" fo:font-size="10pt" fo:background-color="#ffffff" loext:char-shading-value="0" style:font-size-asian="10pt" style:font-name-complex="Arial1" style:font-size-complex="10pt" style:font-weight-complex="bold"/>
    </style:style>
    <style:style style:name="T4" style:family="text">
      <style:text-properties fo:color="#000000" loext:opacity="100%" fo:font-size="12.5pt" fo:font-weight="bold" style:font-size-asian="12.5pt" style:font-weight-asian="bold" style:font-size-complex="12.5pt"/>
    </style:style>
    <style:style style:name="T5" style:family="text">
      <style:text-properties fo:color="#000000" loext:opacity="100%" fo:font-size="12.5pt" fo:font-weight="bold" style:font-size-asian="12.5pt" style:font-weight-asian="bold" style:font-size-complex="12.5pt" style:font-weight-complex="bold"/>
    </style:style>
    <style:style style:name="T6" style:family="text">
      <style:text-properties fo:color="#000000" loext:opacity="100%" fo:font-size="12.5pt" fo:font-weight="bold" style:font-size-asian="12.5pt" style:font-weight-asian="bold" style:font-name-complex="Calibri1" style:font-size-complex="12.5pt"/>
    </style:style>
    <style:style style:name="T7" style:family="text">
      <style:text-properties fo:color="#000000" loext:opacity="100%" fo:font-size="12.5pt" fo:font-weight="bold" style:font-size-asian="12.5pt" style:font-weight-asian="bold" style:font-name-complex="Calibri1" style:font-size-complex="12.5pt" style:font-weight-complex="bold"/>
    </style:style>
    <style:style style:name="T8" style:family="text">
      <style:text-properties fo:color="#000000" loext:opacity="100%" fo:font-size="12.5pt" style:font-size-asian="12.5pt" style:font-size-complex="12.5pt"/>
    </style:style>
    <style:style style:name="T9" style:family="text">
      <style:text-properties fo:color="#000000" loext:opacity="100%" fo:font-size="12.5pt" officeooo:rsid="001d53d3" style:font-size-asian="12.5pt" style:font-size-complex="12.5pt"/>
    </style:style>
    <style:style style:name="T10" style:family="text">
      <style:text-properties fo:color="#000000" loext:opacity="100%" fo:font-weight="bold" style:font-weight-asian="bold"/>
    </style:style>
    <style:style style:name="T11" style:family="text">
      <style:text-properties fo:color="#000000" loext:opacity="100%" style:font-name="Calibri1" fo:font-size="12.5pt" style:font-size-asian="12.5pt" style:font-name-complex="Calibri" style:font-size-complex="12.5pt"/>
    </style:style>
    <style:style style:name="T12" style:family="text">
      <style:text-properties fo:color="#000000" loext:opacity="100%" style:font-name="Calibri1" fo:font-size="12.5pt" fo:language="en" fo:country="GB" style:font-size-asian="12.5pt" style:language-asian="en" style:country-asian="GB" style:font-name-complex="Calibri" style:font-size-complex="12.5pt" style:language-complex="ar" style:country-complex="SA"/>
    </style:style>
    <style:style style:name="T13" style:family="text">
      <style:text-properties fo:color="#000000" loext:opacity="100%" style:font-name="Calibri1" fo:font-size="12.5pt" style:text-underline-style="solid" style:text-underline-width="auto" style:text-underline-color="font-color" style:font-size-asian="12.5pt" style:font-name-complex="Calibri" style:font-size-complex="12.5pt"/>
    </style:style>
    <style:style style:name="T14" style:family="text">
      <style:text-properties fo:font-weight="bold" style:font-weight-asian="bold" style:font-name-complex="Calibri1" style:font-weight-complex="bold"/>
    </style:style>
    <style:style style:name="T15" style:family="text">
      <style:text-properties officeooo:rsid="001d53d3"/>
    </style:style>
    <style:style style:name="T16" style:family="text">
      <style:text-properties officeooo:rsid="0023c7e4"/>
    </style:style>
    <style:style style:name="T17" style:family="text">
      <style:text-properties officeooo:rsid="003a65ae"/>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2"><text:span text:style-name="Default_20_Paragraph_20_Font"><text:span text:style-name="T5">REQUEST FOR INFORMATION (RfI)</text:span></text:span></text:p>
      <text:p text:style-name="P2"><text:span text:style-name="Default_20_Paragraph_20_Font"><text:span text:style-name="T5">for</text:span></text:span></text:p>
      <text:p text:style-name="P3">«Insert Procurement Title»</text:p>
      <text:p text:style-name="P2"><text:span text:style-name="Default_20_Paragraph_20_Font"><text:span text:style-name="T5">Reference: </text:span></text:span><text:bookmark-start text:name="_Hlk92685062"/><text:span text:style-name="Default_20_Paragraph_20_Font"><text:span text:style-name="T5">«Insert Event id»</text:span></text:span><text:bookmark-end text:name="_Hlk92685062"/></text:p>
      <text:p text:style-name="P3"/>
      <text:p text:style-name="P3"/>
      <text:p text:style-name="P3">in relation to</text:p>
      <text:p text:style-name="P2"><text:span text:style-name="Default_20_Paragraph_20_Font"><text:span text:style-name="T5">«Insert Lot id» «Insert Lot Name»</text:span></text:span></text:p>
      <text:p text:style-name="P3">«Insert Commercial Agreement name» («Insert Commercial Agreement id»)</text:p>
      <text:p text:style-name="P3"/>
      <text:p text:style-name="P3"/>
      <text:p text:style-name="P2"><text:span text:style-name="Default_20_Paragraph_20_Font"><text:span text:style-name="T5">Contract for</text:span></text:span></text:p>
      <text:p text:style-name="P2"><text:span text:style-name="Default_20_Paragraph_20_Font"><text:span text:style-name="T6">«</text:span></text:span><text:span text:style-name="Default_20_Paragraph_20_Font"><text:span text:style-name="T7">Insert Name of Buyer»</text:span></text:span></text:p>
      <text:p text:style-name="P13"/>
      <text:p text:style-name="P14"/>
      <text:p text:style-name="P13"/>
      <text:p text:style-name="P24">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Toc111479746" office:target-frame-name="_top" xlink:show="replace" text:style-name="Internet_20_link" text:visited-style-name="Visited_20_Internet_20_Link"><text:span text:style-name="Hyperlink"><text:span text:style-name="T8">What You Need To Know</text:span></text:span><text:span text:style-name="Default_20_Paragraph_20_Font"><text:span text:style-name="T8"><text:tab/>3</text:span></text:span></text:a></text:p>
          <text:p text:style-name="P19"><text:a xlink:type="simple" xlink:href="#_Toc111479747" office:target-frame-name="_top" xlink:show="replace" text:style-name="Internet_20_link" text:visited-style-name="Visited_20_Internet_20_Link"><text:span text:style-name="Hyperlink"><text:span text:style-name="T8">What ‘We’ and ‘You’ Means:</text:span></text:span><text:span text:style-name="Default_20_Paragraph_20_Font"><text:span text:style-name="T8"><text:tab/>3</text:span></text:span></text:a></text:p>
          <text:p text:style-name="P19"><text:a xlink:type="simple" xlink:href="#_Toc111479748" office:target-frame-name="_top" xlink:show="replace" text:style-name="Internet_20_link" text:visited-style-name="Visited_20_Internet_20_Link"><text:span text:style-name="Hyperlink"><text:span text:style-name="T8">RfI Scope</text:span></text:span><text:span text:style-name="Default_20_Paragraph_20_Font"><text:span text:style-name="T8"><text:tab/>3</text:span></text:span></text:a></text:p>
          <text:p text:style-name="P18"><text:a xlink:type="simple" xlink:href="#_Toc111479749" office:target-frame-name="_top" xlink:show="replace" text:style-name="Internet_20_link" text:visited-style-name="Visited_20_Internet_20_Link"><text:span text:style-name="Hyperlink"><text:span text:style-name="T8">Background to the Requirement</text:span></text:span><text:span text:style-name="Default_20_Paragraph_20_Font"><text:span text:style-name="T8"><text:tab/>4</text:span></text:span></text:a></text:p>
          <text:p text:style-name="P19"><text:a xlink:type="simple" xlink:href="#_Toc111479750" office:target-frame-name="_top" xlink:show="replace" text:style-name="Internet_20_link" text:visited-style-name="Visited_20_Internet_20_Link"><text:span text:style-name="Hyperlink"><text:span text:style-name="T8">General</text:span></text:span><text:span text:style-name="Default_20_Paragraph_20_Font"><text:span text:style-name="T8"><text:tab/>4</text:span></text:span></text:a></text:p>
          <text:p text:style-name="P19"><text:a xlink:type="simple" xlink:href="#_Toc111479751" office:target-frame-name="_top" xlink:show="replace" text:style-name="Internet_20_link" text:visited-style-name="Visited_20_Internet_20_Link"><text:span text:style-name="Hyperlink"><text:span text:style-name="T8">Location of Work</text:span></text:span><text:span text:style-name="Default_20_Paragraph_20_Font"><text:span text:style-name="T8"><text:tab/>4</text:span></text:span></text:a></text:p>
          <text:p text:style-name="P18"><text:a xlink:type="simple" xlink:href="#_Toc111479752" office:target-frame-name="_top" xlink:show="replace" text:style-name="Internet_20_link" text:visited-style-name="Visited_20_Internet_20_Link"><text:span text:style-name="Hyperlink"><text:span text:style-name="T8">Information Required</text:span></text:span><text:span text:style-name="Default_20_Paragraph_20_Font"><text:span text:style-name="T8"><text:tab/>4</text:span></text:span></text:a></text:p>
          <text:p text:style-name="P18"><text:a xlink:type="simple" xlink:href="#_Toc111479753" office:target-frame-name="_top" xlink:show="replace" text:style-name="Internet_20_link" text:visited-style-name="Visited_20_Internet_20_Link"><text:span text:style-name="Hyperlink"><text:span text:style-name="T8">Timelines for RfI</text:span></text:span><text:span text:style-name="Default_20_Paragraph_20_Font"><text:span text:style-name="T8"><text:tab/>5</text:span></text:span></text:a></text:p>
          <text:p text:style-name="P19"><text:a xlink:type="simple" xlink:href="#_Toc111479754" office:target-frame-name="_top" xlink:show="replace" text:style-name="Internet_20_link" text:visited-style-name="Visited_20_Internet_20_Link"><text:span text:style-name="Hyperlink"><text:span text:style-name="T8">When and how to ask clarification questions</text:span></text:span><text:span text:style-name="Default_20_Paragraph_20_Font"><text:span text:style-name="T8"><text:tab/>5</text:span></text:span></text:a></text:p>
          <text:p text:style-name="P18"><text:a xlink:type="simple" xlink:href="#_Toc111479755" office:target-frame-name="_top" xlink:show="replace" text:style-name="Internet_20_link" text:visited-style-name="Visited_20_Internet_20_Link"><text:span text:style-name="Hyperlink"><text:span text:style-name="T8">Other</text:span></text:span><text:span text:style-name="Default_20_Paragraph_20_Font"><text:span text:style-name="T8"><text:tab/>6</text:span></text:span></text:a></text:p>
          <text:p text:style-name="P19"><text:a xlink:type="simple" xlink:href="#_Toc111479756" office:target-frame-name="_top" xlink:show="replace" text:style-name="Internet_20_link" text:visited-style-name="Visited_20_Internet_20_Link"><text:span text:style-name="Hyperlink"><text:span text:style-name="T8">RfI Costs</text:span></text:span><text:span text:style-name="Default_20_Paragraph_20_Font"><text:span text:style-name="T8"><text:tab/>6</text:span></text:span></text:a></text:p>
          <text:p text:style-name="P19"><text:a xlink:type="simple" xlink:href="#_Toc111479757" office:target-frame-name="_top" xlink:show="replace" text:style-name="Internet_20_link" text:visited-style-name="Visited_20_Internet_20_Link"><text:span text:style-name="Hyperlink"><text:span text:style-name="T8">Right To Cancel Or Vary This RfI</text:span></text:span><text:span text:style-name="Default_20_Paragraph_20_Font"><text:span text:style-name="T8"><text:tab/>6</text:span></text:span></text:a></text:p>
          <text:p text:style-name="P19"><text:a xlink:type="simple" xlink:href="#_Toc111479758" office:target-frame-name="_top" xlink:show="replace" text:style-name="Internet_20_link" text:visited-style-name="Visited_20_Internet_20_Link"><text:span text:style-name="Hyperlink"><text:span text:style-name="T8">Right to confirm or request updated RfI</text:span></text:span><text:span text:style-name="Default_20_Paragraph_20_Font"><text:span text:style-name="T8"><text:tab/>6</text:span></text:span></text:a></text:p>
          <text:p text:style-name="P19"><text:a xlink:type="simple" xlink:href="#_Toc111479759" office:target-frame-name="_top" xlink:show="replace" text:style-name="Internet_20_link" text:visited-style-name="Visited_20_Internet_20_Link"><text:span text:style-name="Hyperlink"><text:span text:style-name="T8">Conduct – Specific obligations</text:span></text:span><text:span text:style-name="Default_20_Paragraph_20_Font"><text:span text:style-name="T8"><text:tab/>6</text:span></text:span></text:a></text:p>
          <text:p text:style-name="P19"><text:a xlink:type="simple" xlink:href="#_Toc111479760" office:target-frame-name="_top" xlink:show="replace" text:style-name="Internet_20_link" text:visited-style-name="Visited_20_Internet_20_Link"><text:span text:style-name="Hyperlink"><text:span text:style-name="T8">Notices to organisations</text:span></text:span><text:span text:style-name="Default_20_Paragraph_20_Font"><text:span text:style-name="T8"><text:tab/>6</text:span></text:span></text:a></text:p>
          <text:p text:style-name="P19"><text:a xlink:type="simple" xlink:href="#_Toc111479761" office:target-frame-name="_top" xlink:show="replace" text:style-name="Internet_20_link" text:visited-style-name="Visited_20_Internet_20_Link"><text:span text:style-name="Hyperlink"><text:span text:style-name="T8">Confidentiality</text:span></text:span><text:span text:style-name="Default_20_Paragraph_20_Font"><text:span text:style-name="T8"><text:tab/>7</text:span></text:span></text:a></text:p>
          <text:p text:style-name="P18"><text:a xlink:type="simple" xlink:href="#_Toc111479762" office:target-frame-name="_top" xlink:show="replace" text:style-name="Internet_20_link" text:visited-style-name="Visited_20_Internet_20_Link"><text:span text:style-name="Hyperlink"><text:span text:style-name="T8">Appendix - Glossary</text:span></text:span><text:span text:style-name="Default_20_Paragraph_20_Font"><text:span text:style-name="T8"><text:tab/>8</text:span></text:span></text:a></text:p>
        </text:index-body>
      </text:table-of-content>
      <text:p text:style-name="P13"/>
      <text:p text:style-name="P15"/>
      <text:p text:style-name="P14"/>
      <text:h text:style-name="P26" text:outline-level="1"><text:bookmark-start text:name="_Toc92688237"/><text:bookmark-start text:name="_Toc111478869"/><text:bookmark-start text:name="_Toc111479746"/>What You Need To Know<text:bookmark-end text:name="_Toc92688237"/><text:bookmark-end text:name="_Toc111478869"/><text:bookmark-end text:name="_Toc111479746"/><text:line-break/></text:h>
      <text:h text:style-name="P29" text:outline-level="2"><text:bookmark-start text:name="_Toc92688238"/><text:bookmark-start text:name="_Toc111478870"/><text:bookmark-start text:name="_Toc111479747"/>What ‘We’ and ‘You’ Means:<text:bookmark-end text:name="_Toc92688238"/><text:bookmark-end text:name="_Toc111478870"/><text:bookmark-end text:name="_Toc111479747"/></text:h>
      <text:list text:style-name="L1">
        <text:list-item>
          <text:p text:style-name="P32"><text:span text:style-name="Default_20_Paragraph_20_Font"><text:span text:style-name="T8">When we use ‘we’, ‘us’ or ‘our’ we mean </text:span></text:span><text:span text:style-name="Default_20_Paragraph_20_Font"><text:span text:style-name="T5">«Insert Name of Buyer»</text:span></text:span><text:span text:style-name="Default_20_Paragraph_20_Font"><text:span text:style-name="T8"> (the ‘Buyer')</text:span></text:span></text:p>
        </text:list-item>
        <text:list-item>
          <text:p text:style-name="P32"><text:span text:style-name="Default_20_Paragraph_20_Font"><text:span text:style-name="T8">When we use ‘Buyer’ we mean the specific department/organisation who are requesting information on the ability to provide the proposed goods/services</text:span></text:span></text:p>
        </text:list-item>
        <text:list-item>
          <text:p text:style-name="P32"><text:span text:style-name="Default_20_Paragraph_20_Font"><text:span text:style-name="T8">When we use ‘you’ or ‘your’ we mean your organisation, or the organisation you represent, in completing this Request for Information (RfI)</text:span></text:span></text:p>
        </text:list-item>
        <text:list-item>
          <text:p text:style-name="P32"><text:span text:style-name="Default_20_Paragraph_20_Font"><text:span text:style-name="T8">The Public Contracts Regulations 2015 (“the Regulations”) regulate how we procure. This means that we and you have to follow processes that are fair, transparent and equitable for all bidders</text:span></text:span></text:p>
        </text:list-item>
      </text:list>
      <text:p text:style-name="P13"/>
      <text:h text:style-name="P29" text:outline-level="2"><text:bookmark-start text:name="_Toc92688239"/><text:bookmark-start text:name="_Toc111478871"/><text:bookmark-start text:name="_Toc111479748"/>RfI Scope<text:bookmark-end text:name="_Toc92688239"/><text:bookmark-end text:name="_Toc111478871"/><text:bookmark-end text:name="_Toc111479748"/></text:h>
      <text:list text:style-name="L2">
        <text:list-item>
          <text:p text:style-name="P33"><text:span text:style-name="Default_20_Paragraph_20_Font"><text:span text:style-name="T8">The Buyer requires information on the ability to provide the products and services specified in the section Information Required</text:span></text:span></text:p>
        </text:list-item>
        <text:list-item>
          <text:p text:style-name="P33"><text:span text:style-name="Default_20_Paragraph_20_Font"><text:span text:style-name="T8">This Request for Information (RfI) is used to gain a better understanding of the types and availability of products and services, as well as the commercial terms on which to acquire them</text:span></text:span></text:p>
        </text:list-item>
        <text:list-item>
          <text:p text:style-name="P33"><text:span text:style-name="Default_20_Paragraph_20_Font"><text:span text:style-name="T8">You are asked to advise if your organisation would be interested in bidding for this opportunity as part of your response to the RfI</text:span></text:span></text:p>
        </text:list-item>
        <text:list-item>
          <text:p text:style-name="P33"><text:span text:style-name="Default_20_Paragraph_20_Font"><text:span text:style-name="T8">If you are not interested, it is requested that a reason be submitted as this is valuable feedback for the Buyer to consider</text:span></text:span></text:p>
        </text:list-item>
        <text:list-item>
          <text:p text:style-name="P33"><text:span text:style-name="Default_20_Paragraph_20_Font"><text:span text:style-name="T8">You are requested to attach your response to this project </text:span></text:span><text:span text:style-name="Default_20_Paragraph_20_Font"><text:span text:style-name="T5">«Insert Event id»</text:span></text:span><text:span text:style-name="Default_20_Paragraph_20_Font"><text:span text:style-name="T8"> in </text:span></text:span><text:span text:style-name="Default_20_Paragraph_20_Font"><text:span text:style-name="T9">the</text:span></text:span><text:span text:style-name="Default_20_Paragraph_20_Font"><text:span text:style-name="T8"> Crown Commercial Service eSourcing platform.</text:span></text:span></text:p>
        </text:list-item>
        <text:list-item>
          <text:p text:style-name="P33"><text:span text:style-name="Default_20_Paragraph_20_Font"><text:span text:style-name="T8">The Buyer has not specified a format for the detailed response as this can limit creativity and make it difficult to understand. <text:s/>You are therefore freely available to present information in your desired format</text:span></text:span></text:p>
        </text:list-item>
      </text:list>
      <text:p text:style-name="P13"/>
      <text:p text:style-name="P14"/>
      <text:h text:style-name="P26" text:outline-level="1"><text:bookmark-start text:name="_Toc92688240"/><text:bookmark-start text:name="_Toc111478872"/><text:bookmark-start text:name="_Toc111479749"/>Background to the Requirement<text:bookmark-end text:name="_Toc92688240"/><text:bookmark-end text:name="_Toc111478872"/><text:bookmark-end text:name="_Toc111479749"/></text:h>
      <text:h text:style-name="P29" text:outline-level="2"><text:bookmark-start text:name="_Toc92688241"/><text:bookmark-start text:name="_Toc111478873"/><text:bookmark-start text:name="_Toc111479750"/>General<text:bookmark-end text:name="_Toc92688241"/><text:bookmark-end text:name="_Toc111478873"/><text:bookmark-end text:name="_Toc111479750"/></text:h>
      <text:p text:style-name="P20"><text:span text:style-name="Default_20_Paragraph_20_Font"><text:span text:style-name="T7">«Insert Background Statement»</text:span></text:span></text:p>
      <text:p text:style-name="P12"/>
      <text:h text:style-name="P29" text:outline-level="2"><text:bookmark-start text:name="_Toc92688242"/><text:bookmark-start text:name="_Toc111478874"/><text:bookmark-start text:name="_Toc111479751"/>Location of Work<text:bookmark-end text:name="_Toc92688242"/><text:bookmark-end text:name="_Toc111478874"/><text:bookmark-end text:name="_Toc111479751"/></text:h>
      <text:p text:style-name="P6">The work will be performed from:</text:p>
      <text:list text:style-name="L3">
        <text:list-item>
          <text:p text:style-name="P42"><text:span text:style-name="Default_20_Paragraph_20_Font"><text:span text:style-name="T7">«Insert Locations #1 to #n»</text:span></text:span></text:p>
        </text:list-item>
      </text:list>
      <text:h text:style-name="P30" text:outline-level="2"><text:bookmark-start text:name="_Toc92688244"/></text:h>
      <text:h text:style-name="P26" text:outline-level="1"><text:bookmark-start text:name="_Toc111478875"/><text:bookmark-start text:name="_Toc111479752"/>Information Required<text:bookmark-end text:name="_Toc111478875"/><text:bookmark-end text:name="_Toc111479752"/><text:bookmark-end text:name="_Toc92688244"/></text:h>
      <text:p text:style-name="P6">The Buyer requires you to submit responses to the information requests below:</text:p>
      <text:list text:style-name="L4">
        <text:list-item>
          <text:p text:style-name="P34"><text:span text:style-name="Default_20_Paragraph_20_Font"><text:span text:style-name="T7">«Insert Information required #1 of n»</text:span></text:span></text:p>
        </text:list-item>
      </text:list>
      <text:p text:style-name="P14"/>
      <text:h text:style-name="P26" text:outline-level="1"><text:bookmark-start text:name="_Toc92688245"/><text:bookmark-start text:name="_Toc111478876"/><text:bookmark-start text:name="_Toc111479753"/>Timelines for RfI<text:bookmark-end text:name="_Toc92688245"/><text:bookmark-end text:name="_Toc111478876"/><text:bookmark-end text:name="_Toc111479753"/></text:h>
      <text:p text:style-name="P8">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4">Time / Date</text:p>
          </table:table-cell>
          <table:table-cell table:style-name="Table1.A1" office:value-type="string">
            <text:p text:style-name="P4">Activity</text:p>
          </table:table-cell>
        </table:table-row>
        <table:table-row>
          <table:table-cell table:style-name="Table1.A1" office:value-type="string">
            <text:p text:style-name="P21"><text:span text:style-name="Default_20_Paragraph_20_Font"><text:span text:style-name="T4">«Insert Time, Date, Month, Year of #1»</text:span></text:span></text:p>
          </table:table-cell>
          <table:table-cell table:style-name="Table1.A1" office:value-type="string">
            <text:p text:style-name="P7">Date on which the RfI was published</text:p>
          </table:table-cell>
        </table:table-row>
        <table:table-row>
          <table:table-cell table:style-name="Table1.A1" office:value-type="string">
            <text:p text:style-name="P8"><text:span text:style-name="Default_20_Paragraph_20_Font"><text:span text:style-name="T14">«Insert Current Date, Month, Year»</text:span></text:span></text:p>
          </table:table-cell>
          <table:table-cell table:style-name="Table1.A1" office:value-type="string">
            <text:p text:style-name="P7">Clarification period ends</text:p>
          </table:table-cell>
        </table:table-row>
        <table:table-row>
          <table:table-cell table:style-name="Table1.A1" office:value-type="string">
            <text:p text:style-name="P21"><text:span text:style-name="Default_20_Paragraph_20_Font"><text:span text:style-name="T4">«Insert Time, Date, Month, Year of #2»</text:span></text:span></text:p>
          </table:table-cell>
          <table:table-cell table:style-name="Table1.A1" office:value-type="string">
            <text:p text:style-name="P7">Deadline for the publication of responses to RfI Clarification questions</text:p>
          </table:table-cell>
        </table:table-row>
        <table:table-row>
          <table:table-cell table:style-name="Table1.A1" office:value-type="string">
            <text:p text:style-name="P21"><text:span text:style-name="Default_20_Paragraph_20_Font"><text:span text:style-name="T4">«Insert Time, Date, Month, Year of #3»</text:span></text:span></text:p>
          </table:table-cell>
          <table:table-cell table:style-name="Table1.A1" office:value-type="string">
            <text:p text:style-name="P7">Deadline for submission of a RfI Responses</text:p>
          </table:table-cell>
        </table:table-row>
        <table:table-row>
          <table:table-cell table:style-name="Table1.A1" office:value-type="string">
            <text:p text:style-name="P21"><text:span text:style-name="Default_20_Paragraph_20_Font"><text:span text:style-name="T4">«Insert Time, Date, Month, Year of #4»</text:span></text:span></text:p>
          </table:table-cell>
          <table:table-cell table:style-name="Table1.A1" office:value-type="string">
            <text:p text:style-name="P7">Confirm the next steps to Suppliers</text:p>
          </table:table-cell>
        </table:table-row>
      </table:table>
      <text:p text:style-name="P13"/>
      <text:h text:style-name="P29" text:outline-level="2"><text:bookmark-start text:name="_Toc92688246"/><text:bookmark-start text:name="_Toc111478877"/><text:bookmark-start text:name="_Toc111479754"/>When and how to ask clarification questions<text:bookmark-end text:name="_Toc92688246"/><text:bookmark-end text:name="_Toc111478877"/><text:bookmark-end text:name="_Toc111479754"/></text:h>
      <text:list text:style-name="L5">
        <text:list-item>
          <text:p text:style-name="P35"><text:span text:style-name="Default_20_Paragraph_20_Font"><text:span text:style-name="T8">We hope everything is clear after you’ve read this RfI document</text:span></text:span></text:p>
        </text:list-item>
        <text:list-item>
          <text:p text:style-name="P35"><text:span text:style-name="Default_20_Paragraph_20_Font"><text:span text:style-name="T8">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35"><text:span text:style-name="Default_20_Paragraph_20_Font"><text:span text:style-name="T8">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5"><text:span text:style-name="Default_20_Paragraph_20_Font"><text:span text:style-name="T8">Responses will be published via the messaging system to all organisations who have registered their interest via the e-Sourcing Suite</text:span></text:span></text:p>
        </text:list-item>
        <text:list-item>
          <text:p text:style-name="P35"><text:span text:style-name="Default_20_Paragraph_20_Font"><text:span text:style-name="T8">If you feel that a particular question should not be published, you must tell us why when you ask the question. <text:s/>We will decide whether or not to publish the question and response</text:span></text:span></text:p>
        </text:list-item>
        <text:list-item>
          <text:p text:style-name="P35"><text:span text:style-name="Default_20_Paragraph_20_Font"><text:span text:style-name="T8">The Buyer will not enter into exclusive discussions regarding the requirements of this RfI with any organisation who have expressed an interest</text:span></text:span></text:p>
        </text:list-item>
      </text:list>
      <text:p text:style-name="P14"/>
      <text:h text:style-name="P26" text:outline-level="1"><text:bookmark-start text:name="_Toc92688247"/><text:bookmark-start text:name="_Toc111478878"/><text:bookmark-start text:name="_Toc111479755"/>Other<text:bookmark-end text:name="_Toc92688247"/><text:bookmark-end text:name="_Toc111478878"/><text:bookmark-end text:name="_Toc111479755"/></text:h>
      <text:h text:style-name="Heading_20_2" text:outline-level="2"><text:bookmark-start text:name="_Toc92688248"/><text:bookmark-start text:name="_Toc111478879"/><text:bookmark-start text:name="_Toc111479756"/><text:span text:style-name="Heading_20_2_20_Char"><text:span text:style-name="T10">RfI Costs</text:span></text:span><text:bookmark-end text:name="_Toc92688248"/><text:bookmark-end text:name="_Toc111478879"/><text:bookmark-end text:name="_Toc111479756"/></text:h>
      <text:p text:style-name="P6">The Buyer will not reimburse any costs incurred in connection with the preparation and / or submission of the supplier RfI response.</text:p>
      <text:p text:style-name="P13"/>
      <text:h text:style-name="P29" text:outline-level="2"><text:bookmark-start text:name="_Toc92688249"/><text:bookmark-start text:name="_Toc111478880"/><text:bookmark-start text:name="_Toc111479757"/>Right To Cancel Or Vary This RfI<text:bookmark-end text:name="_Toc92688249"/><text:bookmark-end text:name="_Toc111478880"/><text:bookmark-end text:name="_Toc111479757"/></text:h>
      <text:p text:style-name="P6">The Buyer reserves the right to:</text:p>
      <text:list text:style-name="L6">
        <text:list-item>
          <text:p text:style-name="P36">Change the basis of or the procedures for this RfI at any time; Amend, clarify, add to or withdraw all or any part of the RfI at any time, including varying any timetable or deadlines set out in the RfI; and:</text:p>
        </text:list-item>
        <text:list-item>
          <text:p text:style-name="P36">Cancel all or part of this RfI at any stage and at any time</text:p>
        </text:list-item>
      </text:list>
      <text:p text:style-name="P13"/>
      <text:h text:style-name="P29" text:outline-level="2"><text:bookmark-start text:name="_Toc92688250"/><text:bookmark-start text:name="_Toc111478881"/><text:bookmark-start text:name="_Toc111479758"/>Right to confirm or request updated RfI<text:bookmark-end text:name="_Toc92688250"/><text:bookmark-end text:name="_Toc111478881"/><text:bookmark-end text:name="_Toc111479758"/></text:h>
      <text:list text:style-name="L7">
        <text:list-item>
          <text:p text:style-name="P39"><text:span text:style-name="Default_20_Paragraph_20_Font"><text:span text:style-name="T8">The Buyer reserves the right to require organisations to confirm that their RfI response remains accurate at all stages of the RfI process and/or to request updated Information</text:span></text:span></text:p>
        </text:list-item>
        <text:list-item>
          <text:p text:style-name="P39"><text:span text:style-name="Default_20_Paragraph_20_Font"><text:span text:style-name="T8">The Buyer also reserves the right to specify additional standards or requirements according to their particular requirements</text:span></text:span></text:p>
        </text:list-item>
      </text:list>
      <text:p text:style-name="P13"/>
      <text:h text:style-name="P29" text:outline-level="2"><text:bookmark-start text:name="_Toc92688251"/><text:bookmark-start text:name="_Toc111478882"/><text:bookmark-start text:name="_Toc111479759"/>Conduct – Specific obligations<text:bookmark-end text:name="_Toc92688251"/><text:bookmark-end text:name="_Toc111478882"/><text:bookmark-end text:name="_Toc111479759"/></text:h>
      <text:p text:style-name="P6">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P13"/>
      <text:h text:style-name="P29" text:outline-level="2"><text:bookmark-start text:name="_Toc92688252"/><text:bookmark-start text:name="_Toc111478883"/><text:bookmark-start text:name="_Toc111479760"/>Notices to organisations<text:bookmark-end text:name="_Toc92688252"/><text:bookmark-end text:name="_Toc111478883"/><text:bookmark-end text:name="_Toc111479760"/></text:h>
      <text:list text:style-name="L8">
        <text:list-item>
          <text:p text:style-name="P40"><text:span text:style-name="Default_20_Paragraph_20_Font"><text:span text:style-name="T8">This RfI and any related documents referred to have been prepared by the Buyer to gather information</text:span></text:span></text:p>
        </text:list-item>
        <text:list-item>
          <text:p text:style-name="P37">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37">The RfI documents do not purport to be all inclusive or to contain all of the information that organisations may require</text:p>
        </text:list-item>
        <text:list-item>
          <text:p text:style-name="P37">Neither the Buyer or their advisors, (included but not limited to) the directors, officers, partners, employees, other staff, agents or advisers of any such body or person:</text:p>
          <text:list>
            <text:list-item>
              <text:p text:style-name="P37"><text:soft-page-break/>Makes any representation or warranty (express or implied) as to the accuracy, reasonableness or completeness of the RfI documents;</text:p>
            </text:list-item>
            <text:list-item>
              <text:p text:style-name="P37">Accepts any responsibility for the information contained in the RfI documents or for its fairness, accuracy or completeness; or</text:p>
            </text:list-item>
            <text:list-item>
              <text:p text:style-name="P37">Shall be liable for any loss or damage (other than in respect of fraudulent misrepresentation) arising as a result of reliance on such information or any subsequent communication</text:p>
            </text:list-item>
          </text:list>
        </text:list-item>
        <text:list-item>
          <text:p text:style-name="P37">Nothing in the RfI documents is, or should be, relied upon as a promise or a representation as to the Buyer's ultimate decisions in relation to the RfI</text:p>
        </text:list-item>
        <text:list-item>
          <text:p text:style-name="P37">The publication of the RfI documents in no way commits the Buyer to award any contract</text:p>
        </text:list-item>
      </text:list>
      <text:p text:style-name="P13"/>
      <text:h text:style-name="P29" text:outline-level="2"><text:bookmark-start text:name="_Toc92688253"/><text:bookmark-start text:name="_Toc111478884"/><text:bookmark-start text:name="_Toc111479761"/>Confidentiality<text:bookmark-end text:name="_Toc92688253"/><text:bookmark-end text:name="_Toc111478884"/><text:bookmark-end text:name="_Toc111479761"/></text:h>
      <text:list text:style-name="L9">
        <text:list-item>
          <text:p text:style-name="P38">The contents of the RfI are being made available by the Buyer on the conditions that the Supplier:</text:p>
          <text:list>
            <text:list-item>
              <text:p text:style-name="P38">Treats the RfI as confidential at all times, unless the information is already in the public domain;</text:p>
            </text:list-item>
            <text:list-item>
              <text:p text:style-name="P38">Does not disclose, copy, reproduce, distribute or pass any of the Information to any other person at any time or allow any of these things to happen, except where, and to the extent that, the Information has been published in accordance with <text:span text:style-name="T15">the </text:span>Freedom of Information <text:span text:style-name="T15">Act (2000</text:span>);</text:p>
            </text:list-item>
            <text:list-item>
              <text:p text:style-name="P38">Only uses the Information for the purposes of preparing a Response (or deciding whether to respond); and</text:p>
            </text:list-item>
            <text:list-item>
              <text:p text:style-name="P38">Does not undertake any promotional or similar activity related to this RfI within any section of the media</text:p>
            </text:list-item>
          </text:list>
        </text:list-item>
        <text:list-item>
          <text:p text:style-name="P38">The Supplier may disclose, distribute or pass any of the Information to its members of its Group of Economic Operators (if acting as a Lead Contact), Sub-Contractors, advisers or to any other person provided that:</text:p>
          <text:list>
            <text:list-item>
              <text:p text:style-name="P38">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38">It obtains the Buyer’s prior written consent in relation to such disclosure, distribution or passing of Information; or</text:p>
            </text:list-item>
            <text:list-item>
              <text:p text:style-name="P38">The disclosure is made for the sole purpose of obtaining legal advice from external lawyers in relation to this RfI;</text:p>
            </text:list-item>
            <text:list-item>
              <text:p text:style-name="P38">The organisation is legally required to make such a disclosure; or</text:p>
            </text:list-item>
            <text:list-item>
              <text:p text:style-name="P38"><text:soft-page-break/>The information has been published in accordance with <text:span text:style-name="T15">the </text:span>Freedom of Information <text:span text:style-name="T15">Act (2000)</text:span></text:p>
            </text:list-item>
          </text:list>
        </text:list-item>
        <text:list-item>
          <text:p text:style-name="P38"><text:s/>The Buyer may disclose information submitted by organisations during this RfI to its officers, employees, agents or advisers or other government departments who are stakeholders in this RfI</text:p>
        </text:list-item>
      </text:list>
      <text:h text:style-name="P27" text:outline-level="1">Intellectual Property Rights</text:h>
      <text:list text:style-name="WWNum15">
        <text:list-item>
          <text:list>
            <text:list-item>
              <text:p text:style-name="P43">The RFI remains our property. You must use the RFI only for providing information for this RFI. </text:p>
            </text:list-item>
            <text:list-item>
              <text:p text:style-name="P44">You allow us to copy, amend and reproduce your response so we can:</text:p>
              <text:list>
                <text:list-item>
                  <text:p text:style-name="P44">Assess responses</text:p>
                </text:list-item>
                <text:list-item>
                  <text:p text:style-name="P44">comply with law and guidance</text:p>
                </text:list-item>
                <text:list-item>
                  <text:p text:style-name="P44">carry out our business</text:p>
                </text:list-item>
              </text:list>
            </text:list-item>
            <text:list-item>
              <text:p text:style-name="P44">Our advisors, subcontractors and other government bodies can use your bid for the same purposes.</text:p>
            </text:list-item>
          </text:list>
        </text:list-item>
      </text:list>
      <text:h text:style-name="P28" text:outline-level="1">Support Information</text:h>
      <text:p text:style-name="P23"><text:span text:style-name="T11">For technical guidance, please review the ‘Useful Links’ on the e-Sourcing Suite homepage (</text:span><text:a xlink:type="simple" xlink:href="https://gpsesourcing.cabinetoffice.gov.uk/sso/jsp/login.jsp" text:style-name="Internet_20_link" text:visited-style-name="Visited_20_Internet_20_Link"><text:span text:style-name="Internet_20_link"><text:span text:style-name="T12">https://gpsesourcing.cabinetoffice.gov.uk/sso/jsp/login.jsp</text:span></text:span></text:a><text:span text:style-name="T13">.)</text:span><text:span text:style-name="T11"> before contacting the e-Sourcing helpdesk.</text:span></text:p>
      <text:p text:style-name="P25"/>
      <text:h text:style-name="P26" text:outline-level="1"><text:bookmark-start text:name="_Toc92688256"/><text:bookmark-start text:name="_Toc111478885"/><text:bookmark-start text:name="_Toc111479762"/>Appendix – Glossary<text:bookmark-end text:name="_Toc92688256"/><text:bookmark-end text:name="_Toc111478885"/><text:bookmark-end text:name="_Toc111479762"/></text:h>
      <text:p text:style-name="P13"/>
      <table:table table:name="GLOSSARY" table:style-name="GLOSSARY">
        <table:table-column table:style-name="GLOSSARY.A"/>
        <table:table-column table:style-name="GLOSSARY.B"/>
        <table:table-row>
          <table:table-cell table:style-name="GLOSSARY.A1" office:value-type="string">
            <text:p text:style-name="P4">Term / Acronym</text:p>
          </table:table-cell>
          <table:table-cell table:style-name="GLOSSARY.A1" office:value-type="string">
            <text:p text:style-name="P4">Description</text:p>
          </table:table-cell>
        </table:table-row>
        <table:table-row>
          <table:table-cell table:style-name="GLOSSARY.A1" office:value-type="string">
            <text:p text:style-name="P4">«Insert Glossary Term Title #1 of n (max 20)»</text:p>
          </table:table-cell>
          <table:table-cell table:style-name="GLOSSARY.A1" office:value-type="string">
            <text:p text:style-name="P21"><text:span text:style-name="Default_20_Paragraph_20_Font"><text:span text:style-name="T7">«Insert Glossary Term Description #1 of n (max 20)»</text:span></text:span></text:p>
          </table:table-cell>
        </table:table-row>
        <table:table-row>
          <table:table-cell table:style-name="GLOSSARY.A1" office:value-type="string">
            <text:p text:style-name="P4"/>
          </table:table-cell>
          <table:table-cell table:style-name="GLOSSARY.A1" office:value-type="string">
            <text:p text:style-name="P4"/>
          </table:table-cell>
        </table:table-row>
        <table:table-row>
          <table:table-cell table:style-name="GLOSSARY.A4" office:value-type="string">
            <text:p text:style-name="P4"/>
          </table:table-cell>
          <table:table-cell table:style-name="GLOSSARY.A4" office:value-type="string">
            <text:p text:style-name="P4"/>
          </table:table-cell>
        </table:table-row>
        <table:table-row>
          <table:table-cell table:style-name="GLOSSARY.A4" office:value-type="string">
            <text:p text:style-name="P4"/>
          </table:table-cell>
          <table:table-cell table:style-name="GLOSSARY.A4" office:value-type="string">
            <text:p text:style-name="P4"/>
          </table:table-cell>
        </table:table-row>
        <table:table-row>
          <table:table-cell table:style-name="GLOSSARY.A4" office:value-type="string">
            <text:p text:style-name="P4"/>
          </table:table-cell>
          <table:table-cell table:style-name="GLOSSARY.A4" office:value-type="string">
            <text:p text:style-name="P4"/>
          </table:table-cell>
        </table:table-row>
      </table:table>
      <text:p text:style-name="P13"/>
      <text:h text:style-name="P31" text:outline-level="2"><text:span text:style-name="T17">The </text:span><text:span text:style-name="T16">O</text:span>rganisation <text:span text:style-name="T17">using the products or services being procured</text:span></text:h>
      <text:p text:style-name="P5">«Insert Managing Organisation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Normal_20_Table" style:display-name="Normal Table" style:family="paragraph">
      <style:paragraph-properties fo:margin-top="0cm" fo:margin-bottom="0.282cm" style:contextual-spacing="false" fo:text-align="start" style:justify-single-word="false" fo:orphans="2" fo:widows="2" style:vertical-align="baseline"/>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style:vertical-align="auto"/>
      <style:text-properties fo:font-size="12pt" style:font-size-asian="12pt" style:language-asian="en" style:country-asian="GB"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000000" loext:opacity="100%" style:font-name="Arial1" fo:font-size="10pt" style:font-size-asian="10pt" style:font-name-complex="Arial1"/>
    </style:style>
    <style:style style:name="MT2" style:family="text">
      <style:text-properties fo:color="#000000" loext:opacity="100%" style:font-name="Arial1" fo:font-size="10pt" fo:background-color="#ffffff" loext:char-shading-value="0" style:font-size-asian="10pt" style:font-name-complex="Arial1" style:font-size-complex="10pt" style:font-weight-complex="bold"/>
    </style:style>
    <style:style style:name="MT3" style:family="text">
      <style:text-properties fo:color="#000000" loext:opacity="100%" style:font-name="Arial1" fo:font-size="10pt" style:font-size-asian="10pt" style:font-name-complex="Arial1"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6:59:00Z</meta:creation-date>
    <dc:date>2023-03-30T09:45:31.206000290</dc:date>
    <meta:editing-cycles>30</meta:editing-cycles>
    <meta:editing-duration>PT51M31S</meta:editing-duration>
    <meta:document-statistic meta:table-count="2" meta:image-count="0" meta:object-count="0" meta:page-count="8" meta:paragraph-count="126" meta:word-count="1608" meta:character-count="9554" meta:non-whitespace-character-count="8101"/>
    <meta:template xlink:type="simple" xlink:actuate="onRequest" xlink:title="" xlink:href="Normal"/>
  </office:meta>
</office:document-meta>
</file>